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A000000649FF6AF835300866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9846in" fo:margin-right="0in" fo:text-indent="0in" style:auto-text-indent="false"/>
    </style:style>
    <style:style style:name="P2" style:family="paragraph" style:parent-style-name="Header">
      <style:paragraph-properties fo:margin-left="-1.1811in" fo:margin-right="0in" fo:text-indent="0in" style:auto-text-indent="false"/>
    </style:style>
    <style:style style:name="P3" style:family="paragraph" style:parent-style-name="List_20_Paragraph">
      <style:text-properties fo:font-size="12pt" fo:language="en" fo:country="US" fo:font-weight="bold" style:font-size-asian="12pt" style:font-weight-asian="bold" style:font-size-complex="12pt"/>
    </style:style>
    <style:style style:name="P4" style:family="paragraph" style:parent-style-name="List_20_Paragraph">
      <style:text-properties fo:font-size="12pt" fo:language="en" fo:country="US" style:font-size-asian="12pt" style:font-size-complex="12pt"/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7" style:family="paragraph" style:parent-style-name="List_20_Paragraph">
      <style:paragraph-properties fo:margin-left="0in" fo:margin-right="0in" fo:text-indent="0in" style:auto-text-indent="false" fo:break-before="page"/>
      <style:text-properties fo:font-size="12pt" fo:language="en" fo:country="US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fo:language="en" fo:country="US" fo:font-weight="bold" style:font-size-asian="20pt" style:font-weight-asian="bold" style:font-size-complex="20pt"/>
    </style:style>
    <style:style style:name="T2" style:family="text">
      <style:text-properties fo:font-size="20pt" fo:language="en" fo:country="US" fo:font-weight="bold" officeooo:rsid="0014782e" style:font-size-asian="20pt" style:font-weight-asian="bold" style:font-size-complex="20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Questions and answers about </text:span><text:span text:style-name="T2">Traffic Monitoring</text:span></text:p>
      <text:p text:style-name="Standard"><text:span text:style-name="T3">Topics: </text:span></text:p>
      <text:p text:style-name="Standard"><text:span text:style-name="T3">Name of the student:</text:span></text:p>
      <text:p text:style-name="P6"/>
      <text:p text:style-name="P5"><text:span text:style-name="T4">Question 1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List_20_Paragraph"><text:span text:style-name="T4">Answer to question 1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4">Question 2: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List_20_Paragraph"><text:span text:style-name="T4">Answer to question 2: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9846in" fo:margin-right="0in" fo:text-indent="0in" style:auto-text-indent="false"/>
    </style:style>
    <style:style style:name="MP2" style:family="paragraph" style:parent-style-name="Header">
      <style:paragraph-properties fo:margin-left="-1.1811in" fo:margin-right="0in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984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071in" fo:margin-left="0in" fo:margin-right="0in" fo:margin-bottom="1.06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61" text:anchor-type="as-char" svg:width="5.2709in" svg:height="1.0417in" draw:z-index="1"><draw:image xlink:href="Pictures/10000200000001FA000000649FF6AF8353008666.png" xlink:type="simple" xlink:show="embed" xlink:actuate="onLoad" loext:mime-type="image/png"/><svg:desc>logo_fib</svg:desc></draw:frame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rgos</meta:initial-creator>
    <meta:editing-cycles>6</meta:editing-cycles>
    <meta:creation-date>2016-09-07T08:46:00</meta:creation-date>
    <dc:date>2020-10-28T21:47:55.092664101</dc:date>
    <meta:editing-duration>PT5M37S</meta:editing-duration>
    <meta:generator>LibreOffice/6.3.2.2$MacOSX_X86_64 LibreOffice_project/98b30e735bda24bc04ab42594c85f7fd8be07b9c</meta:generator>
    <meta:document-statistic meta:table-count="0" meta:image-count="1" meta:object-count="0" meta:page-count="2" meta:paragraph-count="8" meta:word-count="23" meta:character-count="138" meta:non-whitespace-character-count="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